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Headers.isVal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Headers.setHeader( String arg0 , String arg1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ilHeaders.addHeader( String arg0 , String arg1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ilHeaders.writeTo( 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ilHeaders.MailHeaders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Headers.Mail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Headers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Headers.to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Headers.isSe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